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0.874cm"/>
    </style:style>
    <style:style style:name="co2" style:family="table-column">
      <style:table-column-properties fo:break-before="auto" style:column-width="57.471cm"/>
    </style:style>
    <style:style style:name="co3" style:family="table-column">
      <style:table-column-properties fo:break-before="auto" style:column-width="0.41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Afectado(a) físicamente</text:p>
          </table:table-cell>
          <table:table-cell office:value-type="string">
            <text:p>Diferente de herido(a). Aplica a daño físico permanente como secuela de heridas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Afectado(a) psicológicamente</text:p>
          </table:table-cell>
          <table:table-cell office:value-type="string">
            <text:p>Nulo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Bajo amenaza</text:p>
          </table:table-cell>
          <table:table-cell office:value-type="string">
            <text:p>Nulo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Bajo investigación en detención</text:p>
          </table:table-cell>
          <table:table-cell office:value-type="string">
            <text:p>Arraigado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Bajo investigación en libertad</text:p>
          </table:table-cell>
          <table:table-cell office:value-type="string">
            <text:p>Nulo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Bajo proceso en detención</text:p>
          </table:table-cell>
          <table:table-cell office:value-type="string">
            <text:p>Nulo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Bajo proceso en libertad</text:p>
          </table:table-cell>
          <table:table-cell office:value-type="string">
            <text:p>Nulo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Clausurado</text:p>
          </table:table-cell>
          <table:table-cell office:value-type="string">
            <text:p>Aplica a personas colectivas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Con derechos suspendidos</text:p>
          </table:table-cell>
          <table:table-cell office:value-type="string">
            <text:p>Aplica a personas colectivas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Con orden de aprehensión</text:p>
          </table:table-cell>
          <table:table-cell office:value-type="string">
            <text:p>Nulo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Con registro suspendido</text:p>
          </table:table-cell>
          <table:table-cell office:value-type="string">
            <text:p>Aplica a personas colectivas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Cooptado(a)</text:p>
          </table:table-cell>
          <table:table-cell office:value-type="string">
            <text:p>Controlado o asimilado a las políticas del gobierno o empresa a cambio de cargos, favores o coerción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Damnificado(a)</text:p>
          </table:table-cell>
          <table:table-cell office:value-type="string">
            <text:p>Nulo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Deportado(a), extraditado(a), expulsado(a)</text:p>
          </table:table-cell>
          <table:table-cell office:value-type="string">
            <text:p>Nulo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Desalojado(a), sin techo</text:p>
          </table:table-cell>
          <table:table-cell office:value-type="string">
            <text:p>Nulo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Desaparecido(a)</text:p>
          </table:table-cell>
          <table:table-cell office:value-type="string">
            <text:p>Nulo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Despedido(a) del empleo</text:p>
          </table:table-cell>
          <table:table-cell office:value-type="string">
            <text:p>Nulo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Desplazado(a) interno(a)</text:p>
          </table:table-cell>
          <table:table-cell office:value-type="string">
            <text:p>Nulo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Despojado(a), robado(a)</text:p>
          </table:table-cell>
          <table:table-cell office:value-type="string">
            <text:p>Nulo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Detenido(a)</text:p>
          </table:table-cell>
          <table:table-cell office:value-type="string">
            <text:p>Nulo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Difamado(a)</text:p>
          </table:table-cell>
          <table:table-cell office:value-type="string">
            <text:p>Nulo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Disuelto(a), desmantelado(a), desarticulado(a)</text:p>
          </table:table-cell>
          <table:table-cell office:value-type="string">
            <text:p>Aplica a personas colectivas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En litigio</text:p>
          </table:table-cell>
          <table:table-cell office:value-type="string">
            <text:p>Aplica a personas individuales y colectivas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En quiebra</text:p>
          </table:table-cell>
          <table:table-cell office:value-type="string">
            <text:p>Aplica a personas colectivas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Encontrado(a) después de haber estado desaparecido(a) un tiempo</text:p>
          </table:table-cell>
          <table:table-cell office:value-type="string">
            <text:p>Nulo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Herido(a)</text:p>
          </table:table-cell>
          <table:table-cell office:value-type="string">
            <text:p>Nulo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Liberado(a)</text:p>
          </table:table-cell>
          <table:table-cell office:value-type="string">
            <text:p>Nulo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Muerto(a)</text:p>
          </table:table-cell>
          <table:table-cell office:value-type="string">
            <text:p>Nulo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Ocupado(a), tomado(a)</text:p>
          </table:table-cell>
          <table:table-cell office:value-type="string">
            <text:p>Aplica a personas colectivas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Privatizado(a)</text:p>
          </table:table-cell>
          <table:table-cell office:value-type="string">
            <text:p>Aplica a personas colectivas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Prófugo(a)</text:p>
          </table:table-cell>
          <table:table-cell office:value-type="string">
            <text:p>Nulo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Refugiado(a)</text:p>
          </table:table-cell>
          <table:table-cell office:value-type="string">
            <text:p>Nulo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Regresó a su condición original</text:p>
          </table:table-cell>
          <table:table-cell office:value-type="string">
            <text:p>Aplica cuando la víctima es restituida a la situación previa a la VDH o al acto. Ej. Una persona que resultó herida, pero se curó sin secuelas físicas posteriores. No aplica a "Liberado(a)"; "Encontrado(a) después de estar desaparecido (a) un tiempo"; "Reintegrado(a) al empleo"; "Retornado(a) a su lugar de origen"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Reintegrado(a) al empleo</text:p>
          </table:table-cell>
          <table:table-cell office:value-type="string">
            <text:p>Nulo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Resguardado(a) en lugar privado seguro</text:p>
          </table:table-cell>
          <table:table-cell office:value-type="string">
            <text:p>Nulo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Retornado(a) a su lugar de origen</text:p>
          </table:table-cell>
          <table:table-cell office:value-type="string">
            <text:p>Nulo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Reubicado(a)</text:p>
          </table:table-cell>
          <table:table-cell office:value-type="string">
            <text:p>Nulo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Sancionado(a), sentenciado(a)</text:p>
          </table:table-cell>
          <table:table-cell office:value-type="string">
            <text:p>Nulo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Secuestrado(a)</text:p>
          </table:table-cell>
          <table:table-cell office:value-type="string">
            <text:p>Nulo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Vandalizado(a), dañado(a)</text:p>
          </table:table-cell>
          <table:table-cell office:value-type="string">
            <text:p>Aplica a personas colectivas. Aplica a casos donde lugares físicos de personas colectivas son afectados. Ej. Oficina asaltada y destruida parcialmente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Vulnerado(a) en su legalidad, deslegitimado(a), debilitado(a)</text:p>
          </table:table-cell>
          <table:table-cell office:value-type="string">
            <text:p>Aplica a casos donde organizaciones o personas ven afectada o vulnerada su legitimidad o legalidad, o se ven debilitadas como consecuencia de una violación a los derechos humanos. Ej. El líder de una organización es falsamente acusado y detenido lo cual afecta su legitimidad. Una organización se ve debilitada después de una serie de amenazas recibidas</text:p>
          </table:table-cell>
          <table:table-cell office:value-type="string">
            <text:p>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23" meta:object-count="0"/>
    <meta:generator>LibreOffice/3.5$Linux_X86_64 LibreOffice_project/350m1$Build-2</meta:generator>
  </office:meta>
</office:document-meta>
</file>